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10.71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8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9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0" style:family="paragraph">
      <style:paragraph-properties fo:margin-left="3.741cm" fo:margin-right="0cm" fo:margin-top="0cm" fo:margin-bottom="0cm" fo:text-indent="-0.499cm">
        <style:tab-stops>
          <style:tab-stop style:position="3.741cm"/>
        </style:tab-stops>
      </style:paragraph-properties>
    </style:style>
    <style:style style:name="P11" style:family="paragraph">
      <style:paragraph-properties fo:margin-left="4.988cm" fo:margin-right="0cm" fo:margin-top="0cm" fo:margin-bottom="0cm" fo:text-indent="-0.499cm">
        <style:tab-stops>
          <style:tab-stop style:position="4.988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left="2.494cm" fo:margin-right="0cm" fo:text-indent="-0.499cm">
        <style:tab-stops>
          <style:tab-stop style:position="2.494cm"/>
        </style:tab-stops>
      </style:paragraph-properties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top="0cm" fo:margin-bottom="0cm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left="1.27cm" fo:margin-right="0cm" fo:margin-top="0cm" fo:margin-bottom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7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ssemblée générale de l'association A3C Presqu’île 1erjuin 2019</text:span></text:p>
          </draw:text-box>
        </draw:frame>
        <draw:frame presentation:style-name="pr2" draw:text-style-name="P3" draw:layer="layout" svg:width="25.199cm" svg:height="10.711cm" svg:x="1.4cm" svg:y="2.897cm" presentation:class="subtitle" presentation:user-transformed="true">
          <draw:text-box>
            <text:p text:style-name="P2"><text:span text:style-name="T2">L'ordre du jour est le suivant :</text:span></text:p>
            <text:p text:style-name="P2"><text:span text:style-name="T2"/></text:p>
            <text:list text:style-name="L1">
              <text:list-item>
                <text:p text:style-name="P2"><text:span text:style-name="T2">Signature de la feuille de présence</text:span></text:p>
              </text:list-item>
              <text:list-item>
                <text:p text:style-name="P2"><text:span text:style-name="T2">Désignation du président et du secrétaire de séance</text:span></text:p>
              </text:list-item>
              <text:list-item>
                <text:p text:style-name="P2"><text:span text:style-name="T2">Rapport moral de l'association et rapport d'activités</text:span></text:p>
              </text:list-item>
              <text:list-item>
                <text:p text:style-name="P2"><text:span text:style-name="T2">Élections et attribution des pouvoirs</text:span></text:p>
              </text:list-item>
              <text:list-item>
                <text:p text:style-name="P2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2"><text:span text:style-name="T2">Débat sur les objectifs de l'association</text:span></text:p>
              </text:list-item>
              <text:list-item>
                <text:p text:style-name="P2"><text:span text:style-name="T2">Questions diverses.</text:span></text:p>
              </text:list-item>
            </text:list>
            <text:p><text:s/></text:p>
          </draw:text-box>
        </draw:frame>
        <draw:frame draw:style-name="gr1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Rapport moral de l'association - Rapport d'activités 1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5">Rappel de l’objet statutaire et des valeurs de l’association : </text:span></text:p>
              </text:list-item>
            </text:list>
            <text:p text:style-name="P7"><text:span text:style-name="T6">L’</text:span><text:span text:style-name="T7">A3C</text:span><text:span text:style-name="T6"> </text:span><text:span text:style-name="T7">Presqu’île</text:span><text:span text:style-name="T6"> a pour objet de revisiter le concept culinaire</text:span></text:p>
            <text:p text:style-name="P7"><text:span text:style-name="T6">traditionnel en faisant évoluer l’art de la table.</text:span></text:p>
            <text:p text:style-name="P7"><text:span text:style-name="T6">Les </text:span><text:span text:style-name="T7">objectifs</text:span><text:span text:style-name="T6"> principaux sont la préservation nutritionnelle des</text:span></text:p>
            <text:p text:style-name="P7"><text:span text:style-name="T6">aliments, le gain d’énergie et le bien-être de la personne.</text:span></text:p>
            <text:p text:style-name="P8"><text:span text:style-name="T6"/></text:p>
            <text:list text:style-name="L1">
              <text:list-item>
                <text:p text:style-name="P8"><text:span text:style-name="T5">Rapport de gestion de la trésorerie de l’association pour l’exercice</text:span></text:p>
              </text:list-item>
            </text:list>
            <text:p text:style-name="P8"><text:span text:style-name="T5">écoulé : pas de rapport cette année, la seule dépense est le</text:span></text:p>
            <text:p text:style-name="P8"><text:span text:style-name="T5">paiement des frais forfaitaires de création de l’association, soit 44€.</text:span></text:p>
            <text:p text:style-name="P8"/>
          </draw:text-box>
        </draw:frame>
        <draw:frame draw:style-name="gr3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2/4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p text:style-name="P8"><text:span text:style-name="T8">Mention chronologique ou thématique des projets aboutis et non aboutis :</text:span></text:p>
            <text:list text:style-name="L3">
              <text:list-item>
                <text:p text:style-name="P9"><text:span text:style-name="T8">le 2 avril 2019 : </text:span></text:p>
              </text:list-item>
              <text:list-item>
                <text:p text:style-name="P10"><text:span text:style-name="T8">l’association a été constituée en assemblée générale</text:span></text:p>
              </text:list-item>
              <text:list-item>
                <text:p text:style-name="P10"><text:span text:style-name="T8">les documents suivants ont été adressés à la sous préfecture de Châteaubriant :</text:span></text:p>
              </text:list-item>
              <text:list-item>
                <text:p text:style-name="P11"><text:span text:style-name="T8">la déclaration préalable « Création d’une association »</text:span></text:p>
              </text:list-item>
              <text:list-item>
                <text:p text:style-name="P11"><text:span text:style-name="T8">la déclaration de la liste des personnes de la liste des personnes chargées de l’administration d’une association</text:span></text:p>
              </text:list-item>
              <text:list-item>
                <text:p text:style-name="P11"><text:span text:style-name="T8">les statuts de l’association A3C presqu’île</text:span></text:p>
              </text:list-item>
              <text:list-item>
                <text:p text:style-name="P11"><text:span text:style-name="T8">le procès verbal de l’assemblée générale constitutive l’association A3C presqu’île ainsi que la feuille de présence.</text:span></text:p>
              </text:list-item>
              <text:list-item>
                <text:p text:style-name="P9"><text:span text:style-name="T8">le 15 avril 2019 est reçu le récépissé de déclaration de création de l’association n° W443009474</text:span></text:p>
              </text:list-item>
              <text:list-item>
                <text:p text:style-name="P9"><text:span text:style-name="T8">le 20 avril 2019 l’annonce n° 887 de publication au Journal Officiel est reçue</text:span></text:p>
              </text:list-item>
              <text:list-item>
                <text:p text:style-name="P9"><text:span text:style-name="T8">le 21 avril 2019 la facture n° 4066882 est reçue, son montant est de 44,00 € TTC correspondants aux frais forfaitaires</text:span></text:p>
              </text:list-item>
              <text:list-item>
                <text:p text:style-name="P9"><text:span text:style-name="T8">le 26 avril 2019 la facture est réglée en ligne (carte bancaire), par Régis Lerus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3/4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8"><text:span text:style-name="T9">Présentation détaillée des projets envisagés pour l’année suivante :</text:span></text:p>
            <text:list text:style-name="L1">
              <text:list-item>
                <text:p text:style-name="P9"><text:span text:style-name="T9">prise en charge d’un étudiant (3 à 4 mois) dans le cadre d’un stage</text:span></text:p>
              </text:list-item>
            </text:list>
            <text:p text:style-name="P9"><text:span text:style-name="T9"/></text:p>
            <text:list text:continue-numbering="true" text:style-name="L1">
              <text:list-item>
                <text:p text:style-name="P9"><text:span text:style-name="T9">organiser un repas pour 6 personnes avec création d’un menu</text:span></text:p>
              </text:list-item>
            </text:list>
            <text:p text:style-name="P9"><text:span text:style-name="T9">conçu par un des membres selon les principes suivants : </text:span></text:p>
            <text:list text:continue-numbering="true" text:style-name="L1">
              <text:list-item>
                <text:p text:style-name="P10"><text:span text:style-name="T9">utilisation du Système de de Cuisson Assisté par Ordinateur (SCAO) pour au moins l’un des plats</text:span></text:p>
              </text:list-item>
              <text:list-item>
                <text:p text:style-name="P10"><text:span text:style-name="T9">prendre une photo du plat cuisiné (assiette de présentation)</text:span></text:p>
              </text:list-item>
              <text:list-item>
                <text:p text:style-name="P10"><text:span text:style-name="T9">rédiger la recette sur Fablab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4/4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 text:style-name="P8"><text:span text:style-name="T10">Description des relations entretenues avec les pouvoirs</text:span></text:p>
            <text:p text:style-name="P8"><text:span text:style-name="T10">publics et les partenaires privés, le cas</text:span></text:p>
            <text:p text:style-name="P8"><text:span text:style-name="T10">échéant : sans objet cette anné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4" draw:layer="layout" svg:width="25.199cm" svg:height="2.629cm" svg:x="1.4cm" svg:y="0.628cm" presentation:class="title">
          <draw:text-box>
            <text:p><text:span text:style-name="T11">Remerciement des membres impliqués, des bénévoles et des donateurs 1/2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1">
              <text:list-item>
                <text:p text:style-name="P15"><text:span text:style-name="T12">Antoine Turme</text:span><text:span text:style-name="T13">l, fab-manager du BlueLab de St Saint</text:span></text:p>
              </text:list-item>
            </text:list>
            <text:p text:style-name="P15"><text:span text:style-name="T13">Nazaire, pour son conseil en informatique</text:span></text:p>
            <text:p text:style-name="P15"><text:span text:style-name="T13"/></text:p>
            <text:list text:continue-numbering="true" text:style-name="L1">
              <text:list-item>
                <text:p text:style-name="P15"><text:span text:style-name="T12">Bruno Leruste</text:span><text:span text:style-name="T13">, designer, pour les logos et la</text:span></text:p>
              </text:list-item>
            </text:list>
            <text:p text:style-name="P15"><text:span text:style-name="T13">modélisation de la future e-poignée (prototype n°3)</text:span></text:p>
            <text:p text:style-name="P15"><text:span text:style-name="T13"/></text:p>
            <text:list text:style-name="L2">
              <text:list-item>
                <text:p text:style-name="P15"><text:span text:style-name="T12">Catherine Gentric</text:span><text:span text:style-name="T13">, professeur de Français retraitée,</text:span></text:p>
              </text:list-item>
            </text:list>
            <text:p text:style-name="P15"><text:span text:style-name="T13">Pour ses précieux services lors de la relecture des textes</text:span></text:p>
            <text:p text:style-name="P15"><text:span text:style-name="T13"/></text:p>
            <text:list text:style-name="L1">
              <text:list-item>
                <text:p text:style-name="P15"><text:span text:style-name="T12">Edina Czedula</text:span><text:span text:style-name="T13">, designer, pour sa participation culinair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1">Remerciement des membres impliqués, des bénévoles et des donateurs 2/2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1">
              <text:list-item>
                <text:p text:style-name="P15"><text:span text:style-name="T4">Jacqueline Colignon pour son soutien financier</text:span></text:p>
              </text:list-item>
            </text:list>
            <text:p text:style-name="P15"><text:span text:style-name="T4"/></text:p>
            <text:list text:style-name="L2">
              <text:list-item>
                <text:p text:style-name="P15"><text:span text:style-name="T4">Marie Surel, web master et portraitiste sonore, pour le site web</text:span></text:p>
              </text:list-item>
            </text:list>
            <text:p text:style-name="P15"><text:span text:style-name="T4">et le portait sonore de l’association</text:span></text:p>
            <text:p text:style-name="P15"><text:span text:style-name="T4"/></text:p>
            <text:list text:continue-numbering="true" text:style-name="L2">
              <text:list-item>
                <text:p text:style-name="P15"><text:span text:style-name="T4">Olivier Marais, micro-mécanicien, pour sa participation dans les</text:span></text:p>
              </text:list-item>
            </text:list>
            <text:p text:style-name="P15"><text:span text:style-name="T4">domaines culinaire, mécanique et informatique</text:span></text:p>
            <text:p text:style-name="P15"><text:span text:style-name="T4"/></text:p>
            <text:list text:style-name="L1">
              <text:list-item>
                <text:p text:style-name="P15"><text:span text:style-name="T4">A toutes les personnes de l’assemblée pour leurs conseils et</text:span></text:p>
              </text:list-item>
            </text:list>
            <text:p text:style-name="P15"><text:span text:style-name="T4">leurs soutie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3" draw:layer="layout" svg:width="25.199cm" svg:height="2.629cm" svg:x="1.4cm" svg:y="0.628cm" presentation:class="title">
          <draw:text-box>
            <text:p text:style-name="P17"><text:span text:style-name="T14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Trésorier : Bruno Leruste</text:p>
              </text:list-item>
            </text:list>
            <text:p text:style-name="P17"><text:span text:style-name="T15"/></text:p>
            <text:p text:style-name="P17"><text:span text:style-name="T10"/></text:p>
            <text:p text:style-name="P17"><text:span text:style-name="T10">L'association A3C appelle un candidat au poste de secrétaire.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8" draw:layer="layout" svg:width="25.199cm" svg:height="2.629cm" svg:x="1.4cm" svg:y="0.628cm" presentation:class="title">
          <draw:text-box>
            <text:p text:style-name="P17"><text:span text:style-name="T16">Fonctionnement de l'association 1/4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 text:style-name="P17"><text:span text:style-name="T17">Adhésion</text:span><text:span text:style-name="T18"> :</text:span><text:span text:style-name="T10"> </text:span></text:p>
            <text:p text:style-name="P17"><text:span text:style-name="T10"/></text:p>
            <text:list text:style-name="L1">
              <text:list-item>
                <text:p text:style-name="P17"><text:span text:style-name="T10">Remarques et commentaires sur le formulaire d’adhésion</text:span></text:p>
              </text:list-item>
            </text:list>
            <text:p text:style-name="P17"><text:span text:style-name="T10"/></text:p>
            <text:list text:continue-numbering="true" text:style-name="L1">
              <text:list-item>
                <text:p text:style-name="P17"><text:span text:style-name="T10">Débat sur son montant annuel de l’adhésion</text:span></text:p>
              </text:list-item>
            </text:list>
            <text:p text:style-name="P17"><text:span text:style-name="T10"/></text:p>
            <text:list text:continue-numbering="true" text:style-name="L1">
              <text:list-item>
                <text:p text:style-name="P17"><text:span text:style-name="T10">Impression en séance du formulaire modifié et distribution aux participan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Fonctionnement de l'association 2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2">Banque et <text:s/>Assurances - Responsabilité Civile (RC)</text:span></text:p>
            <text:p text:style-name="P17"><text:span text:style-name="T4"/></text:p>
            <text:p text:style-name="P17"><text:span text:style-name="T4">Présentation des devis et choix :</text:span></text:p>
            <text:p text:style-name="P19"/>
            <text:list text:style-name="L1">
              <text:list-item>
                <text:p text:style-name="P19"><text:span text:style-name="T8">Crédit Agricole : compte et chèques gratuits – carte de banque 40€/an – RC : 82€/an</text:span></text:p>
              </text:list-item>
            </text:list>
            <text:p text:style-name="P19"><text:span text:style-name="T8"/></text:p>
            <text:list text:continue-numbering="true" text:style-name="L1">
              <text:list-item>
                <text:p text:style-name="P19"><text:span text:style-name="T8">La poste : compte et chèques 4,50€/mois – carte de banque 40€/an – RC : 94€/an</text:span></text:p>
              </text:list-item>
            </text:list>
            <text:p text:style-name="P19"><text:span text:style-name="T8"/></text:p>
            <text:list text:continue-numbering="true" text:style-name="L1">
              <text:list-item>
                <text:p text:style-name="P19"><text:span text:style-name="T8">Fédération Française du Bénévolat Associatif (RC uniquement) : 40€ la première année,</text:span></text:p>
              </text:list-item>
            </text:list>
            <text:p text:style-name="P19"><text:span text:style-name="T8">76€ les années suivantes.</text:span></text:p>
            <text:p text:style-name="P19"><text:span text:style-name="T8"/></text:p>
            <text:list text:continue-numbering="true" text:style-name="L1">
              <text:list-item>
                <text:p text:style-name="P19"><text:span text:style-name="T8">MAIF : RC 110€/a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Fonctionnement de l'association 3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19">Budget :</text:span></text:p>
            <text:p text:style-name="P17"><text:span text:style-name="T20"/></text:p>
            <text:p text:style-name="P17"><text:span text:style-name="T12">Le budget résulte du montant des cotisations, des dons et subventions éventuelles ainsi que des frais de banque, d’assurance et diver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Fonctionnement de l'association 4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21">Subventions :</text:span></text:p>
            <text:p text:style-name="P17"/>
            <text:p text:style-name="P17"><text:span text:style-name="T22">Des fonds européens dits « structurels » existent. L’attribution de ces subventions est sollicitée auprès du conseil régional (voir article Ouest France du 15 mai 2019)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23">Débat sur les objectifs de l'association - </text:span><text:span text:style-name="T4">Questions diverses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 text:style-name="P17"><text:span text:style-name="T12">Débat sur les objectifs de l'association </text:span><text:span text:style-name="T13">: </text:span></text:p>
            <text:p text:style-name="P17"><text:span text:style-name="T13"/></text:p>
            <text:p text:style-name="P17"><text:span text:style-name="T13">Attentes et suggestions des membres de l’association</text:span></text:p>
            <text:p><text:span text:style-name="T13"/></text:p>
            <text:p><text:span text:style-name="T12"/></text:p>
            <text:p><text:span text:style-name="T12">Questions diverses :</text:span></text:p>
            <text:p><text:span text:style-name="T13"/></text:p>
            <text:p><text:span text:style-name="T12"/></text:p>
            <text:p><text:span text:style-name="T12">A l'issue de l'AG,</text:span><text:span text:style-name="T13"> Bruno Leruste nous présentera son concept culinaire créatif </text:span><text:span text:style-name="T12">"TrieCycle"</text:span><text:span text:style-name="T13">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19-05-30T19:25:21.299896236</dc:date>
    <meta:editing-duration>PT26M19S</meta:editing-duration>
    <meta:editing-cycles>4</meta:editing-cycles>
    <meta:generator>LibreOffice/6.0.7.3$Linux_X86_64 LibreOffice_project/00m0$Build-3</meta:generator>
    <meta:document-statistic meta:object-count="75"/>
  </office:meta>
</office:document-meta>
</file>